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55024" officeooo:paragraph-rsid="00155024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7f792" officeooo:paragraph-rsid="0016587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587f" officeooo:paragraph-rsid="0016587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b2ac8" officeooo:paragraph-rsid="0016587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092d" officeooo:paragraph-rsid="0017b7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1fbb4" officeooo:paragraph-rsid="0018210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f823" officeooo:paragraph-rsid="0019e3e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6f4a" officeooo:paragraph-rsid="001ac70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9a7d" officeooo:paragraph-rsid="001c9a7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1ca2" officeooo:paragraph-rsid="001d1ca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5d5d" officeooo:paragraph-rsid="001d5d5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89bb" officeooo:paragraph-rsid="001d89b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d89bb"/>
    </style:style>
    <style:style style:name="P14" style:family="paragraph" style:parent-style-name="Standard">
      <style:paragraph-properties fo:text-align="start" style:justify-single-word="false"/>
      <style:text-properties officeooo:rsid="001db1f7" officeooo:paragraph-rsid="001db1f7"/>
    </style:style>
    <style:style style:name="T1" style:family="text">
      <style:text-properties fo:font-size="12pt" style:text-underline-style="none" fo:font-weight="normal" officeooo:rsid="001d89bb" style:font-size-asian="10.5pt" style:font-weight-asian="normal" style:font-size-complex="12pt" style:font-weight-complex="normal"/>
    </style:style>
    <style:style style:name="T2" style:family="text">
      <style:text-properties officeooo:rsid="0083f01a"/>
    </style:style>
    <style:style style:name="T3" style:family="text">
      <style:text-properties officeooo:rsid="0053caaa"/>
    </style:style>
    <style:style style:name="T4" style:family="text">
      <style:text-properties style:font-name="sans-serif"/>
    </style:style>
    <style:style style:name="T5" style:family="text">
      <style:text-properties officeooo:rsid="0014bdf9"/>
    </style:style>
    <style:style style:name="T6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phie</text:p>
      <text:p text:style-name="P1"/>
      <text:p text:style-name="P2">Thèse sur la reconnaissance faciale → <text:a xlink:type="simple" xlink:href="https://www.biblio.univ-evry.fr/theses/2008/2008EVRY0032.pdf" text:style-name="Internet_20_link" text:visited-style-name="Visited_20_Internet_20_Link">https://www.biblio.univ-evry.fr/theses/2008/2008EVRY0032.pdf</text:a></text:p>
      <text:p text:style-name="P2"/>
      <text:p text:style-name="P3">OFIQ → <text:a xlink:type="simple" xlink:href="https://github.com/BSI-OFIQ/OFIQ-Project/blob/main/BUILD.md" text:style-name="Internet_20_link" text:visited-style-name="Visited_20_Internet_20_Link"><text:span text:style-name="T2">https://github.com/BSI-OFIQ/OFIQ-Project/blob/main/BUILD.md</text:span></text:a></text:p>
      <text:p text:style-name="P3"/>
      <text:p text:style-name="P4">Arbre de décision pour améliorer la luminosité → <text:a xlink:type="simple" xlink:href="https://github.com/OcraM17/TreEnhance/blob/master/README.md" text:style-name="Internet_20_link" text:visited-style-name="Visited_20_Internet_20_Link">https://github.com/OcraM17/TreEnhance/blob/master/README.md</text:a></text:p>
      <text:p text:style-name="P4"/>
      <text:p text:style-name="P5">article comparant les différents modèles de détection de visage → <text:a xlink:type="simple" xlink:href="https://medium.com/pythons-gurus/what-is-the-best-face-detector-ab650d8c1225" text:style-name="Internet_20_link" text:visited-style-name="Visited_20_Internet_20_Link">https://medium.com/pythons-gurus/what-is-the-best-face-detector-ab650d8c1225</text:a></text:p>
      <text:p text:style-name="P5"/>
      <text:p text:style-name="P6">Modèle pour enlever les lunettes de vue (framework PyTorch)→<text:span text:style-name="T3">lien bloquée pour charger le modèle pré-entraîné</text:span></text:p>
      <text:p text:style-name="P6"><text:a xlink:type="simple" xlink:href="https://openaccess.thecvf.com/content/CVPR2022/papers/Lyu_Portrait_Eyeglasses_and_Shadow_Removal_by_Leveraging_3D_Synthetic_Data_CVPR_2022_paper.pdf" text:style-name="Internet_20_link" text:visited-style-name="Visited_20_Internet_20_Link">https://openaccess.thecvf.com/content/CVPR2022/papers/Lyu_Portrait_Eyeglasses_and_Shadow_Removal_by_Leveraging_3D_Synthetic_Data_CVPR_2022_paper.pdf</text:a></text:p>
      <text:p text:style-name="P6"/>
      <text:p text:style-name="P7">Image deblurring via Extreme Channel Prior → <text:a xlink:type="simple" xlink:href="https://openaccess.thecvf.com/content_cvpr_2017/papers/Yan_Image_Deblurring_via_CVPR_2017_paper.pdf" text:style-name="Internet_20_link" text:visited-style-name="Visited_20_Internet_20_Link"><text:span text:style-name="T4">https://openaccess.thecvf.com/content_cvpr_2017/papers/Yan_Image_Deblurring_via_CVPR_2017_paper.pdf</text:span></text:a></text:p>
      <text:p text:style-name="P7"/>
      <text:p text:style-name="P8"><text:a xlink:type="simple" xlink:href="https://medium.com/image-processing-with-python/image-enhancement-with-python-d3040a39e394" text:style-name="Internet_20_link" text:visited-style-name="Visited_20_Internet_20_Link">https://medium.com/image-processing-with-python/image-enhancement-with-python-d3040a39e394</text:a></text:p>
      <text:p text:style-name="P8">→ <text:span text:style-name="T5">article listant plusieurs opérations de traitement d’image </text:span></text:p>
      <text:p text:style-name="P8"/>
      <text:p text:style-name="P9">documentation OpenCV → <text:a xlink:type="simple" xlink:href="https://docs.opencv.org/4.x/index.html" text:style-name="Internet_20_link" text:visited-style-name="Visited_20_Internet_20_Link">https://docs.opencv.org/4.x/index.html</text:a></text:p>
      <text:p text:style-name="P9"/>
      <text:p text:style-name="P10">rembg → <text:a xlink:type="simple" xlink:href="https://github.com/danielgatis/rembg" text:style-name="Internet_20_link" text:visited-style-name="Visited_20_Internet_20_Link">https://github.com/danielgatis/rembg</text:a></text:p>
      <text:p text:style-name="P10"/>
      <text:p text:style-name="P11">retinaface → <text:a xlink:type="simple" xlink:href="https://github.com/serengil/retinaface" text:style-name="Internet_20_link" text:visited-style-name="Visited_20_Internet_20_Link">https://github.com/serengil/retinaface</text:a></text:p>
      <text:p text:style-name="P11"/>
      <text:p text:style-name="P12">retinex → <text:a xlink:type="simple" xlink:href="https://github.com/aravindskrishnan/Retinex-Image-Enhancement" text:style-name="Internet_20_link" text:visited-style-name="Visited_20_Internet_20_Link">https://github.com/aravindskrishnan/Retinex-Image-Enhancement</text:a></text:p>
      <text:p text:style-name="P12"/>
      <text:p text:style-name="P13">Edwin H. Land and John J. McCann, "Lightness and Retinex Theory," J. Opt. Soc. Am. <text:span text:style-name="T6">61</text:span>, 1-11 (1971) </text:p>
      <text:p text:style-name="P13"/>
      <text:p text:style-name="P14">(l’article et le code ne sont pas lié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5:38:12.703739288</meta:creation-date>
    <dc:date>2024-08-22T15:54:22.813748370</dc:date>
    <meta:editing-duration>PT16M6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03" meta:character-count="1343" meta:non-whitespace-character-count="1254"/>
  </office:meta>
</office:document-meta>
</file>